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e">
      <style:paragraph-properties fo:margin-top="0cm" fo:margin-bottom="0cm" fo:line-height="100%" fo:orphans="2" fo:widows="2" fo:hyphenation-ladder-count="no-limit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hyphenate="true" fo:hyphenation-remain-char-count="0" fo:hyphenation-push-char-count="0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Normale">
      <style:paragraph-properties fo:margin-top="0cm" fo:margin-bottom="0cm" fo:line-height="100%" fo:orphans="2" fo:widows="2" fo:hyphenation-ladder-count="no-limit" fo:background-color="#eff0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hyphenate="true" fo:hyphenation-remain-char-count="0" fo:hyphenation-push-char-count="0"/>
    </style:style>
    <style:style style:name="P4" style:family="paragraph" style:parent-style-name="Preformatted_20_Text">
      <style:paragraph-properties fo:margin-top="0cm" fo:margin-bottom="0.499cm"/>
    </style:style>
    <style:style style:name="T1" style:family="text">
      <style:text-properties fo:color="#ff0000" fo:font-size="13pt" style:font-size-asian="13pt" style:font-size-complex="13pt"/>
    </style:style>
    <style:style style:name="T2" style:family="text">
      <style:text-properties fo:color="#c00000"/>
    </style:style>
    <style:style style:name="T3" style:family="text">
      <style:text-properties fo:color="#c00000" fo:font-size="13pt" style:font-size-asian="13pt" style:font-size-complex="13pt"/>
    </style:style>
    <style:style style:name="T4" style:family="text">
      <style:text-properties fo:color="#000000"/>
    </style:style>
    <style:style style:name="T5" style:family="text">
      <style:text-properties fo:color="#cc0000"/>
    </style:style>
    <style:style style:name="T6" style:family="text">
      <style:text-properties fo:color="#242729" style:font-name="Consolas" fo:font-size="10pt" style:letter-kerning="false" fo:background-color="#eff0f1" style:font-name-asian="Times New Roman" style:font-size-asian="10pt" style:language-asian="it" style:country-asian="I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init</text:p>
      <text:p text:style-name="Standard">Andare nella cartella progetto e…</text:p>
      <text:p text:style-name="Standard"><text:span text:style-name="Car._20_predefinito_20_paragrafo"><text:span text:style-name="T1">Scaricare:</text:span></text:span></text:p>
      <text:p text:style-name="Standard">-git pull <text:a xlink:type="simple" xlink:href="https://github.com/greatware/GiocoOOP.git" office:target-frame-name="_top" xlink:show="replace" text:style-name="Internet_20_link" text:visited-style-name="Visited_20_Internet_20_Link">https://github.com/greatware/GiocoOOP.git</text:a></text:p>
      <text:p text:style-name="Standard"><text:span text:style-name="Car._20_predefinito_20_paragrafo"><text:span text:style-name="T3">Caricare:</text:span></text:span></text:p>
      <text:p text:style-name="Standard">-git add .</text:p>
      <text:p text:style-name="Standard">- git commit -a -m “Descrizione”</text:p>
      <text:p text:style-name="Standard">-git push <text:s/>origin –all</text:p>
      <text:p text:style-name="Standard"><text:span text:style-name="Car._20_predefinito_20_paragrafo"><text:span text:style-name="T3">In caso di conflitti:</text:span></text:span></text:p>
      <text:p text:style-name="Standard"><text:span text:style-name="Car._20_predefinito_20_paragrafo"><text:span text:style-name="T2">tenere la propria versione del file</text:span></text:span></text:p>
      <text:p text:style-name="Preformatted_20_Text"><text:span text:style-name="Source_20_Text"><text:span text:style-name="T4">git checkout --ours nomedelfile</text:span></text:span></text:p>
      <text:p text:style-name="Preformatted_20_Text"/>
      <text:p text:style-name="Preformatted_20_Text"><text:span text:style-name="Source_20_Text"><text:span text:style-name="T2">tenere la versione degli altri</text:span></text:span></text:p>
      <text:p text:style-name="Preformatted_20_Text"><text:span text:style-name="Source_20_Text">git checkout --theirs nomedelfile</text:span></text:p>
      <text:p text:style-name="Preformatted_20_Text"/>
      <text:p text:style-name="Preformatted_20_Text"><text:span text:style-name="Source_20_Text"><text:span text:style-name="T5">vedere riga per riga:</text:span></text:span></text:p>
      <text:p text:style-name="Preformatted_20_Text"><text:span text:style-name="Source_20_Text">git mergetool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pan text:style-name="Car._20_predefinito_20_paragrafo"><text:span text:style-name="T6">git ls-files -d | xargs git checkout –</text:span></text:span></text:p>
      <text:p text:style-name="P1"><text:span text:style-name="Car._20_predefinito_20_paragrafo"><text:span text:style-name="T6"/></text:span></text:p>
      <text:p text:style-name="P1"><text:span text:style-name="Car._20_predefinito_20_paragrafo"><text:span text:style-name="T6"/></text:span></text:p>
      <text:p text:style-name="Preformatted_20_Text">Cancellare l'ultimo commit:</text:p>
      <text:p text:style-name="P4"><text:span text:style-name="Source_20_Text">git push -f origin HEAD^:master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Preformattato_20_HTML" style:display-name="Preformattato HTML" style:family="paragraph" style:parent-style-name="Normale">
      <style:paragraph-properties fo:margin-top="0cm" fo:margin-bottom="0cm" fo:line-height="100%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false" style:font-name-asian="Times New Roman" style:font-size-asian="10pt" style:language-asian="it" style:country-asian="IT" style:font-name-complex="Courier New" style:font-size-complex="10pt" fo:hyphenate="true" fo:hyphenation-remain-char-count="0" fo:hyphenation-push-char-count="0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" style:family="text" style:parent-style-name="Car._20_predefinito_20_paragrafo">
      <style:text-properties fo:color="#2b579a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Preformattato_20_HTML_20_Carattere" style:display-name="Preformattato HTML Carattere" style:family="text" style:parent-style-name="Car._20_predefinito_20_paragrafo">
      <style:text-properties style:font-name="Courier New" fo:font-size="10pt" style:letter-kerning="false" style:font-name-asian="Times New Roman" style:font-size-asian="10pt" style:language-asian="it" style:country-asian="IT" style:font-name-complex="Courier New" style:font-size-complex="10pt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Lorenzo Ferrari</meta:initial-creator>
    <meta:creation-date>2017-03-10T06:32:00Z</meta:creation-date>
    <dc:date>2017-07-11T20:39:03.58</dc:date>
    <meta:editing-cycles>8</meta:editing-cycles>
    <meta:editing-duration>PT22S</meta:editing-duration>
    <meta:document-statistic meta:table-count="0" meta:image-count="0" meta:object-count="0" meta:page-count="1" meta:paragraph-count="18" meta:word-count="72" meta:character-count="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